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office:value-type="string" calcext:value-type="string">
            <text:p>Ak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office:value-type="string" calcext:value-type="string">
            <text:p>Arme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office:value-type="string" calcext:value-type="string">
            <text:p>Pfeilattack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office:value-type="string" calcext:value-type="string">
            <text:p>Attack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office:value-type="string" calcext:value-type="string">
            <text:p>Attackenreak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office:value-type="string" calcext:value-type="string">
            <text:p>Bog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office:value-type="string" calcext:value-type="string">
            <text:p>Wüstl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office:value-type="string" calcext:value-type="string">
            <text:p>Bru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office:value-type="string" calcext:value-type="string">
            <text:p>Kla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office:value-type="string" calcext:value-type="string">
            <text:p>Keu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office:value-type="string" calcext:value-type="string">
            <text:p>Dol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office:value-type="string" calcext:value-type="string">
            <text:p>Verteidigungsreak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office:value-type="string" calcext:value-type="string">
            <text:p>Ausrüst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office:value-type="string" calcext:value-type="string">
            <text:p>Edelste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office:value-type="string" calcext:value-type="string">
            <text:p>Allgeme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office:value-type="string" calcext:value-type="string">
            <text:p>Gardi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office:value-type="string" calcext:value-type="string">
            <text:p>Schusswaff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office:value-type="string" calcext:value-type="string">
            <text:p>Marte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office:value-type="string" calcext:value-type="string">
            <text:p>Kop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office:value-type="string" calcext:value-type="string">
            <text:p>He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office:value-type="string" calcext:value-type="string">
            <text:p>Sofor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office:value-type="string" calcext:value-type="string">
            <text:p>Objek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office:value-type="string" calcext:value-type="string">
            <text:p>Be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office:value-type="string" calcext:value-type="string">
            <text:p>Mechanologis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office:value-type="string" calcext:value-type="string">
            <text:p>Händl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office:value-type="string" calcext:value-type="string">
            <text:p>Pisto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office:value-type="string" calcext:value-type="string">
            <text:p>Waldläuf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office:value-type="string" calcext:value-type="string">
            <text:p>Ressour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office:value-type="string" calcext:value-type="string">
            <text:p>Runenkli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office:value-type="string" calcext:value-type="string">
            <text:p>St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office:value-type="string" calcext:value-type="string">
            <text:p>Schwer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office:value-type="string" calcext:value-type="string">
            <text:p>To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office:value-type="string" calcext:value-type="string">
            <text:p>Krie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office:value-type="string" calcext:value-type="string">
            <text:p>Waff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office:value-type="string" calcext:value-type="string">
            <text:p>Zauber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office:value-type="string" calcext:value-type="string">
            <text:p>J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23:41:20.065990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6T23:56:30.741776713</dc:date>
    <meta:editing-duration>PT1H1M26S</meta:editing-duration>
    <meta:editing-cycles>47</meta:editing-cycles>
    <meta:generator>LibreOffice/7.2.5.2$MacOSX_X86_64 LibreOffice_project/499f9727c189e6ef3471021d6132d4c694f357e5</meta:generator>
    <meta:document-statistic meta:table-count="1" meta:cell-count="82" meta:object-count="0"/>
  </office:meta>
</office:document-meta>
</file>